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667245" calcext:value-type="float">
            <text:p>0.00667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675972" calcext:value-type="float">
            <text:p>0.00675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680786" calcext:value-type="float">
            <text:p>0.00680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685149" calcext:value-type="float">
            <text:p>0.00685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689968" calcext:value-type="float">
            <text:p>0.00689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694821" calcext:value-type="float">
            <text:p>0.00694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699822" calcext:value-type="float">
            <text:p>0.00699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704697" calcext:value-type="float">
            <text:p>0.00704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709609" calcext:value-type="float">
            <text:p>0.007096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715018" calcext:value-type="float">
            <text:p>0.00715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720245" calcext:value-type="float">
            <text:p>0.00720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725869" calcext:value-type="float">
            <text:p>0.00725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732093" calcext:value-type="float">
            <text:p>0.007320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738693" calcext:value-type="float">
            <text:p>0.00738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74545" calcext:value-type="float">
            <text:p>0.007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752391" calcext:value-type="float">
            <text:p>0.00752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759208" calcext:value-type="float">
            <text:p>0.00759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766132" calcext:value-type="float">
            <text:p>0.00766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773411" calcext:value-type="float">
            <text:p>0.007734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780393" calcext:value-type="float">
            <text:p>0.007803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787521" calcext:value-type="float">
            <text:p>0.00787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795006" calcext:value-type="float">
            <text:p>0.00795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802904" calcext:value-type="float">
            <text:p>0.00802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810737" calcext:value-type="float">
            <text:p>0.00810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818856" calcext:value-type="float">
            <text:p>0.00818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827102" calcext:value-type="float">
            <text:p>0.00827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835671" calcext:value-type="float">
            <text:p>0.008356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844759" calcext:value-type="float">
            <text:p>0.008447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854117" calcext:value-type="float">
            <text:p>0.00854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863608" calcext:value-type="float">
            <text:p>0.00863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873374" calcext:value-type="float">
            <text:p>0.008733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883692" calcext:value-type="float">
            <text:p>0.008836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894266" calcext:value-type="float">
            <text:p>0.00894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905507" calcext:value-type="float">
            <text:p>0.009055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917311" calcext:value-type="float">
            <text:p>0.009173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929548" calcext:value-type="float">
            <text:p>0.00929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942161" calcext:value-type="float">
            <text:p>0.00942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955209" calcext:value-type="float">
            <text:p>0.00955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969194" calcext:value-type="float">
            <text:p>0.00969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983946" calcext:value-type="float">
            <text:p>0.00983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999744" calcext:value-type="float">
            <text:p>0.00999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101646" calcext:value-type="float">
            <text:p>0.01016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103407" calcext:value-type="float">
            <text:p>0.01034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105293" calcext:value-type="float">
            <text:p>0.01052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107307" calcext:value-type="float">
            <text:p>0.0107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109479" calcext:value-type="float">
            <text:p>0.0109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111795" calcext:value-type="float">
            <text:p>0.01117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114277" calcext:value-type="float">
            <text:p>0.01142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116946" calcext:value-type="float">
            <text:p>0.01169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119807" calcext:value-type="float">
            <text:p>0.0119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122948" calcext:value-type="float">
            <text:p>0.0122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0.0126338" calcext:value-type="float">
            <text:p>0.01263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0.0130086" calcext:value-type="float">
            <text:p>0.01300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0.0134242" calcext:value-type="float">
            <text:p>0.01342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0.0138844" calcext:value-type="float">
            <text:p>0.0138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0144025" calcext:value-type="float">
            <text:p>0.0144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0.0149866" calcext:value-type="float">
            <text:p>0.01498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0.0156617" calcext:value-type="float">
            <text:p>0.01566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0.0164465" calcext:value-type="float">
            <text:p>0.0164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0.0173854" calcext:value-type="float">
            <text:p>0.01738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185261" calcext:value-type="float">
            <text:p>0.0185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0.01996" calcext:value-type="float">
            <text:p>0.01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0.0218453" calcext:value-type="float">
            <text:p>0.02184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0.0245244" calcext:value-type="float">
            <text:p>0.0245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0.0287735" calcext:value-type="float">
            <text:p>0.02877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0.0426366" calcext:value-type="float">
            <text:p>0.0426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0.0548008" calcext:value-type="float">
            <text:p>0.05480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0.00142695" calcext:value-type="float">
            <text:p>0.001426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0264082" calcext:value-type="float">
            <text:p>0.0002640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0.000233259" calcext:value-type="float">
            <text:p>0.000233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.00020353" calcext:value-type="float">
            <text:p>0.000203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0.000183443" calcext:value-type="float">
            <text:p>0.0001834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0.000167355" calcext:value-type="float">
            <text:p>0.0001673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0.000151289" calcext:value-type="float">
            <text:p>0.0001512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0.000139167" calcext:value-type="float">
            <text:p>0.0001391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0.00013026" calcext:value-type="float">
            <text:p>0.000130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0.000122785" calcext:value-type="float">
            <text:p>0.0001227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0.000116049" calcext:value-type="float">
            <text:p>0.0001160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0.000111198" calcext:value-type="float">
            <text:p>0.000111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0.000103576" calcext:value-type="float">
            <text:p>0.000103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948721" calcext:value-type="float">
            <text:p>9.49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892247" calcext:value-type="float">
            <text:p>8.92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856524" calcext:value-type="float">
            <text:p>8.57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829375" calcext:value-type="float">
            <text:p>8.29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781438" calcext:value-type="float">
            <text:p>7.81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758823" calcext:value-type="float">
            <text:p>7.59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738976" calcext:value-type="float">
            <text:p>7.39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720592" calcext:value-type="float">
            <text:p>7.21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691552" calcext:value-type="float">
            <text:p>6.92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672445" calcext:value-type="float">
            <text:p>6.72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6573" calcext:value-type="float">
            <text:p>6.57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629318" calcext:value-type="float">
            <text:p>6.29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613249" calcext:value-type="float">
            <text:p>6.13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598399" calcext:value-type="float">
            <text:p>5.98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581713" calcext:value-type="float">
            <text:p>5.82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567765" calcext:value-type="float">
            <text:p>5.68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555327" calcext:value-type="float">
            <text:p>5.55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538912" calcext:value-type="float">
            <text:p>5.39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531616" calcext:value-type="float">
            <text:p>5.32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525777" calcext:value-type="float">
            <text:p>5.2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15018" calcext:value-type="float">
            <text:p>5.15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50174" calcext:value-type="float">
            <text:p>5.02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88842" calcext:value-type="float">
            <text:p>4.89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484432" calcext:value-type="float">
            <text:p>4.84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471204" calcext:value-type="float">
            <text:p>4.71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467431" calcext:value-type="float">
            <text:p>4.67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458809" calcext:value-type="float">
            <text:p>4.59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449082" calcext:value-type="float">
            <text:p>4.49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447321" calcext:value-type="float">
            <text:p>4.47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431204" calcext:value-type="float">
            <text:p>4.31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424254" calcext:value-type="float">
            <text:p>4.24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415812" calcext:value-type="float">
            <text:p>4.16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409819" calcext:value-type="float">
            <text:p>4.10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40376" calcext:value-type="float">
            <text:p>4.04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399171" calcext:value-type="float">
            <text:p>3.99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397328" calcext:value-type="float">
            <text:p>3.97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387067" calcext:value-type="float">
            <text:p>3.87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376307" calcext:value-type="float">
            <text:p>3.76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369572" calcext:value-type="float">
            <text:p>3.70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370044" calcext:value-type="float">
            <text:p>3.70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369223" calcext:value-type="float">
            <text:p>3.69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360266" calcext:value-type="float">
            <text:p>3.60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354652" calcext:value-type="float">
            <text:p>3.55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349554" calcext:value-type="float">
            <text:p>3.50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343182" calcext:value-type="float">
            <text:p>3.43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338716" calcext:value-type="float">
            <text:p>3.39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331012" calcext:value-type="float">
            <text:p>3.31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321443" calcext:value-type="float">
            <text:p>3.21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24314" calcext:value-type="float">
            <text:p>3.24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318071" calcext:value-type="float">
            <text:p>3.18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308253" calcext:value-type="float">
            <text:p>3.08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301824" calcext:value-type="float">
            <text:p>3.02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9838" calcext:value-type="float">
            <text:p>2.98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88855" calcext:value-type="float">
            <text:p>2.89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87022" calcext:value-type="float">
            <text:p>2.87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83352" calcext:value-type="float">
            <text:p>2.83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82098" calcext:value-type="float">
            <text:p>2.82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280109" calcext:value-type="float">
            <text:p>2.80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274982" calcext:value-type="float">
            <text:p>2.75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269501" calcext:value-type="float">
            <text:p>2.70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6578" calcext:value-type="float">
            <text:p>2.66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260665" calcext:value-type="float">
            <text:p>2.61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259839" calcext:value-type="float">
            <text:p>2.60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256763" calcext:value-type="float">
            <text:p>2.57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252313" calcext:value-type="float">
            <text:p>2.52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248734" calcext:value-type="float">
            <text:p>2.49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246376" calcext:value-type="float">
            <text:p>2.46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241163" calcext:value-type="float">
            <text:p>2.41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240038" calcext:value-type="float">
            <text:p>2.40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232158" calcext:value-type="float">
            <text:p>2.32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32044" calcext:value-type="float">
            <text:p>2.32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230966" calcext:value-type="float">
            <text:p>2.31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228994" calcext:value-type="float">
            <text:p>2.29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222567" calcext:value-type="float">
            <text:p>2.23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221052" calcext:value-type="float">
            <text:p>2.21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217057" calcext:value-type="float">
            <text:p>2.17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212536" calcext:value-type="float">
            <text:p>2.13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210691" calcext:value-type="float">
            <text:p>2.11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207692" calcext:value-type="float">
            <text:p>2.08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209002" calcext:value-type="float">
            <text:p>2.09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200873" calcext:value-type="float">
            <text:p>2.01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197916" calcext:value-type="float">
            <text:p>1.98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19697" calcext:value-type="float">
            <text:p>1.97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189609" calcext:value-type="float">
            <text:p>1.90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187931" calcext:value-type="float">
            <text:p>1.88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186893" calcext:value-type="float">
            <text:p>1.87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18251" calcext:value-type="float">
            <text:p>1.83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179395" calcext:value-type="float">
            <text:p>1.79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17657" calcext:value-type="float">
            <text:p>1.77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173544" calcext:value-type="float">
            <text:p>1.74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74499" calcext:value-type="float">
            <text:p>1.74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174869" calcext:value-type="float">
            <text:p>1.75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173216" calcext:value-type="float">
            <text:p>1.73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167097" calcext:value-type="float">
            <text:p>1.67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63317" calcext:value-type="float">
            <text:p>1.63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61482" calcext:value-type="float">
            <text:p>1.61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61468" calcext:value-type="float">
            <text:p>1.61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587" calcext:value-type="float">
            <text:p>1.59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5607" calcext:value-type="float">
            <text:p>1.56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154083" calcext:value-type="float">
            <text:p>1.54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155414" calcext:value-type="float">
            <text:p>1.55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153986" calcext:value-type="float">
            <text:p>1.54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150449" calcext:value-type="float">
            <text:p>1.50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148825" calcext:value-type="float">
            <text:p>1.49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146615" calcext:value-type="float">
            <text:p>1.47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144024" calcext:value-type="float">
            <text:p>1.44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141942" calcext:value-type="float">
            <text:p>1.42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136848" calcext:value-type="float">
            <text:p>1.37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134247" calcext:value-type="float">
            <text:p>1.34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133848" calcext:value-type="float">
            <text:p>1.34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132538" calcext:value-type="float">
            <text:p>1.33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33268" calcext:value-type="float">
            <text:p>1.33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129744" calcext:value-type="float">
            <text:p>1.30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127437" calcext:value-type="float">
            <text:p>1.27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128822" calcext:value-type="float">
            <text:p>1.29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126066" calcext:value-type="float">
            <text:p>1.26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124655" calcext:value-type="float">
            <text:p>1.25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122186" calcext:value-type="float">
            <text:p>1.22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118994" calcext:value-type="float">
            <text:p>1.19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117183" calcext:value-type="float">
            <text:p>1.17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17207" calcext:value-type="float">
            <text:p>1.17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116411" calcext:value-type="float">
            <text:p>1.16E-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113311" calcext:value-type="float">
            <text:p>1.13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111226" calcext:value-type="float">
            <text:p>1.11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108446" calcext:value-type="float">
            <text:p>1.08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108301" calcext:value-type="float">
            <text:p>1.08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10751" calcext:value-type="float">
            <text:p>1.08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107998" calcext:value-type="float">
            <text:p>1.08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106782" calcext:value-type="float">
            <text:p>1.07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104629" calcext:value-type="float">
            <text:p>1.05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102759" calcext:value-type="float">
            <text:p>1.03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10245" calcext:value-type="float">
            <text:p>1.02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102215" calcext:value-type="float">
            <text:p>1.02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997022" calcext:value-type="float">
            <text:p>9.97E-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9901" calcext:value-type="float">
            <text:p>9.90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90086" calcext:value-type="float">
            <text:p>9.90E-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974984" calcext:value-type="float">
            <text:p>9.75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96538" calcext:value-type="float">
            <text:p>9.65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944313" calcext:value-type="float">
            <text:p>9.44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938231" calcext:value-type="float">
            <text:p>9.38E-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908366" calcext:value-type="float">
            <text:p>9.08E-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905456" calcext:value-type="float">
            <text:p>9.05E-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897813" calcext:value-type="float">
            <text:p>8.98E-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877363" calcext:value-type="float">
            <text:p>8.77E-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872852" calcext:value-type="float">
            <text:p>8.73E-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86981" calcext:value-type="float">
            <text:p>8.70E-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840625" calcext:value-type="float">
            <text:p>8.41E-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839979" calcext:value-type="float">
            <text:p>8.40E-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830211" calcext:value-type="float">
            <text:p>8.30E-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817706" calcext:value-type="float">
            <text:p>8.18E-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814725" calcext:value-type="float">
            <text:p>8.15E-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809051" calcext:value-type="float">
            <text:p>8.09E-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802087" calcext:value-type="float">
            <text:p>8.02E-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791552" calcext:value-type="float">
            <text:p>7.92E-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800098" calcext:value-type="float">
            <text:p>8.00E-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771896" calcext:value-type="float">
            <text:p>7.72E-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768038" calcext:value-type="float">
            <text:p>7.68E-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77113" calcext:value-type="float">
            <text:p>7.71E-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770324" calcext:value-type="float">
            <text:p>7.70E-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738299" calcext:value-type="float">
            <text:p>7.38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736173" calcext:value-type="float">
            <text:p>7.36E-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722231" calcext:value-type="float">
            <text:p>7.22E-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710819" calcext:value-type="float">
            <text:p>7.11E-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712155" calcext:value-type="float">
            <text:p>7.12E-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716204" calcext:value-type="float">
            <text:p>7.16E-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72057" calcext:value-type="float">
            <text:p>7.21E-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704005" calcext:value-type="float">
            <text:p>7.04E-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695815" calcext:value-type="float">
            <text:p>6.96E-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697994" calcext:value-type="float">
            <text:p>6.98E-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681093" calcext:value-type="float">
            <text:p>6.81E-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676525" calcext:value-type="float">
            <text:p>6.77E-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650716" calcext:value-type="float">
            <text:p>6.51E-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644796" calcext:value-type="float">
            <text:p>6.45E-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645786" calcext:value-type="float">
            <text:p>6.46E-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647576" calcext:value-type="float">
            <text:p>6.48E-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628261" calcext:value-type="float">
            <text:p>6.28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629636" calcext:value-type="float">
            <text:p>6.30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614226" calcext:value-type="float">
            <text:p>6.14E-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623951" calcext:value-type="float">
            <text:p>6.24E-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603723" calcext:value-type="float">
            <text:p>6.04E-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600721" calcext:value-type="float">
            <text:p>6.01E-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591213" calcext:value-type="float">
            <text:p>5.91E-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585782" calcext:value-type="float">
            <text:p>5.86E-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585639" calcext:value-type="float">
            <text:p>5.86E-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591097" calcext:value-type="float">
            <text:p>5.91E-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583296" calcext:value-type="float">
            <text:p>5.83E-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579677" calcext:value-type="float">
            <text:p>5.80E-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578342" calcext:value-type="float">
            <text:p>5.78E-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582772" calcext:value-type="float">
            <text:p>5.83E-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68404" calcext:value-type="float">
            <text:p>5.68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56032" calcext:value-type="float">
            <text:p>5.56E-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552676" calcext:value-type="float">
            <text:p>5.53E-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532332" calcext:value-type="float">
            <text:p>5.32E-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539424" calcext:value-type="float">
            <text:p>5.39E-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541577" calcext:value-type="float">
            <text:p>5.42E-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543836" calcext:value-type="float">
            <text:p>5.44E-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532903" calcext:value-type="float">
            <text:p>5.33E-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52747" calcext:value-type="float">
            <text:p>5.27E-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52104" calcext:value-type="float">
            <text:p>5.21E-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512138" calcext:value-type="float">
            <text:p>5.12E-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512302" calcext:value-type="float">
            <text:p>5.12E-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504593" calcext:value-type="float">
            <text:p>5.05E-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507336" calcext:value-type="float">
            <text:p>5.07E-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50653" calcext:value-type="float">
            <text:p>5.07E-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498262" calcext:value-type="float">
            <text:p>4.98E-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486897" calcext:value-type="float">
            <text:p>4.87E-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476099" calcext:value-type="float">
            <text:p>4.76E-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70271" calcext:value-type="float">
            <text:p>4.70E-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479423" calcext:value-type="float">
            <text:p>4.79E-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476245" calcext:value-type="float">
            <text:p>4.76E-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466908" calcext:value-type="float">
            <text:p>4.67E-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456617" calcext:value-type="float">
            <text:p>4.57E-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453292" calcext:value-type="float">
            <text:p>4.53E-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449929" calcext:value-type="float">
            <text:p>4.50E-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453389" calcext:value-type="float">
            <text:p>4.53E-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451556" calcext:value-type="float">
            <text:p>4.52E-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442776" calcext:value-type="float">
            <text:p>4.43E-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431618" calcext:value-type="float">
            <text:p>4.32E-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442121" calcext:value-type="float">
            <text:p>4.42E-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436172" calcext:value-type="float">
            <text:p>4.36E-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41645" calcext:value-type="float">
            <text:p>4.16E-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427014" calcext:value-type="float">
            <text:p>4.27E-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429528" calcext:value-type="float">
            <text:p>4.30E-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428908" calcext:value-type="float">
            <text:p>4.29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419549" calcext:value-type="float">
            <text:p>4.20E-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415619" calcext:value-type="float">
            <text:p>4.16E-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412085" calcext:value-type="float">
            <text:p>4.12E-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39772" calcext:value-type="float">
            <text:p>3.98E-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390366" calcext:value-type="float">
            <text:p>3.90E-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388835" calcext:value-type="float">
            <text:p>3.89E-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388775" calcext:value-type="float">
            <text:p>3.89E-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393765" calcext:value-type="float">
            <text:p>3.94E-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390059" calcext:value-type="float">
            <text:p>3.90E-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39026" calcext:value-type="float">
            <text:p>3.90E-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375807" calcext:value-type="float">
            <text:p>3.76E-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375222" calcext:value-type="float">
            <text:p>3.75E-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373505" calcext:value-type="float">
            <text:p>3.74E-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373151" calcext:value-type="float">
            <text:p>3.73E-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370165" calcext:value-type="float">
            <text:p>3.70E-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368362" calcext:value-type="float">
            <text:p>3.68E-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361885" calcext:value-type="float">
            <text:p>3.62E-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35757" calcext:value-type="float">
            <text:p>3.58E-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348481" calcext:value-type="float">
            <text:p>3.48E-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349462" calcext:value-type="float">
            <text:p>3.49E-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35544" calcext:value-type="float">
            <text:p>3.55E-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354839" calcext:value-type="float">
            <text:p>3.55E-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358216" calcext:value-type="float">
            <text:p>3.58E-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350864" calcext:value-type="float">
            <text:p>3.51E-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351297" calcext:value-type="float">
            <text:p>3.51E-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348515" calcext:value-type="float">
            <text:p>3.49E-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339051" calcext:value-type="float">
            <text:p>3.39E-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331582" calcext:value-type="float">
            <text:p>3.32E-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331803" calcext:value-type="float">
            <text:p>3.32E-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333506" calcext:value-type="float">
            <text:p>3.34E-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328701" calcext:value-type="float">
            <text:p>3.29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322936" calcext:value-type="float">
            <text:p>3.23E-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320309" calcext:value-type="float">
            <text:p>3.20E-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319459" calcext:value-type="float">
            <text:p>3.19E-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318737" calcext:value-type="float">
            <text:p>3.19E-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309137" calcext:value-type="float">
            <text:p>3.09E-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316124" calcext:value-type="float">
            <text:p>3.16E-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30904" calcext:value-type="float">
            <text:p>3.09E-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303002" calcext:value-type="float">
            <text:p>3.03E-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309473" calcext:value-type="float">
            <text:p>3.09E-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312169" calcext:value-type="float">
            <text:p>3.12E-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303744" calcext:value-type="float">
            <text:p>3.04E-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301367" calcext:value-type="float">
            <text:p>3.01E-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297432" calcext:value-type="float">
            <text:p>2.97E-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302588" calcext:value-type="float">
            <text:p>3.03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294515" calcext:value-type="float">
            <text:p>2.95E-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292636" calcext:value-type="float">
            <text:p>2.93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288276" calcext:value-type="float">
            <text:p>2.88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285233" calcext:value-type="float">
            <text:p>2.85E-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285644" calcext:value-type="float">
            <text:p>2.86E-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274287" calcext:value-type="float">
            <text:p>2.74E-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271098" calcext:value-type="float">
            <text:p>2.71E-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273302" calcext:value-type="float">
            <text:p>2.73E-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278329" calcext:value-type="float">
            <text:p>2.78E-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272079" calcext:value-type="float">
            <text:p>2.72E-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264809" calcext:value-type="float">
            <text:p>2.65E-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270598" calcext:value-type="float">
            <text:p>2.71E-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260286" calcext:value-type="float">
            <text:p>2.60E-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261795" calcext:value-type="float">
            <text:p>2.62E-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259897" calcext:value-type="float">
            <text:p>2.60E-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256688" calcext:value-type="float">
            <text:p>2.57E-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254624" calcext:value-type="float">
            <text:p>2.55E-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255244" calcext:value-type="float">
            <text:p>2.55E-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25488" calcext:value-type="float">
            <text:p>2.55E-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254614" calcext:value-type="float">
            <text:p>2.55E-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254274" calcext:value-type="float">
            <text:p>2.54E-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57357" calcext:value-type="float">
            <text:p>2.57E-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255016" calcext:value-type="float">
            <text:p>2.55E-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242954" calcext:value-type="float">
            <text:p>2.43E-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24342" calcext:value-type="float">
            <text:p>2.43E-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242983" calcext:value-type="float">
            <text:p>2.43E-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239372" calcext:value-type="float">
            <text:p>2.39E-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240449" calcext:value-type="float">
            <text:p>2.40E-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237925" calcext:value-type="float">
            <text:p>2.38E-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233123" calcext:value-type="float">
            <text:p>2.33E-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230394" calcext:value-type="float">
            <text:p>2.30E-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22604" calcext:value-type="float">
            <text:p>2.26E-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229866" calcext:value-type="float">
            <text:p>2.30E-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231389" calcext:value-type="float">
            <text:p>2.31E-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221734" calcext:value-type="float">
            <text:p>2.22E-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220869" calcext:value-type="float">
            <text:p>2.21E-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21978" calcext:value-type="float">
            <text:p>2.20E-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218873" calcext:value-type="float">
            <text:p>2.19E-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216907" calcext:value-type="float">
            <text:p>2.17E-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218649" calcext:value-type="float">
            <text:p>2.19E-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212956" calcext:value-type="float">
            <text:p>2.13E-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214777" calcext:value-type="float">
            <text:p>2.15E-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213277" calcext:value-type="float">
            <text:p>2.13E-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209793" calcext:value-type="float">
            <text:p>2.10E-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209047" calcext:value-type="float">
            <text:p>2.09E-0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212265" calcext:value-type="float">
            <text:p>2.12E-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212472" calcext:value-type="float">
            <text:p>2.12E-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204509" calcext:value-type="float">
            <text:p>2.05E-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201566" calcext:value-type="float">
            <text:p>2.02E-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206273" calcext:value-type="float">
            <text:p>2.06E-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205687" calcext:value-type="float">
            <text:p>2.0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8:55:59.280397759</meta:creation-date>
    <dc:date>2023-05-30T09:40:21.708297669</dc:date>
    <meta:editing-duration>PT12M51S</meta:editing-duration>
    <meta:editing-cycles>13</meta:editing-cycles>
    <meta:generator>LibreOffice/7.3.7.2$Linux_X86_64 LibreOffice_project/30$Build-2</meta:generator>
    <meta:document-statistic meta:table-count="1" meta:cell-count="802" meta:object-count="0"/>
  </office:meta>
</office:document-meta>
</file>